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33000000333A1C8B6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top" draw:auto-grow-height="false" fo:min-height="7.119cm" fo:min-width="18.934cm" fo:padding-top="0.165cm" fo:padding-bottom="0.165cm" fo:padding-left="0.29cm" fo:padding-right="0.29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top" draw:auto-grow-height="false" fo:min-height="2.823cm" fo:min-width="4.539cm" fo:padding-top="0.165cm" fo:padding-bottom="0.165cm" fo:padding-left="0.29cm" fo:padding-right="0.29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a4e6cd" draw:textarea-horizontal-align="justify" draw:textarea-vertical-align="top" draw:auto-grow-height="false" fo:min-height="0.816cm" fo:min-width="3.485cm" fo:padding-top="0.165cm" fo:padding-bottom="0.165cm" fo:padding-left="0.29cm" fo:padding-right="0.29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9cm" fo:min-width="2.993cm" fo:padding-top="0.165cm" fo:padding-bottom="0.165cm" fo:padding-left="0.29cm" fo:padding-right="0.29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a4e6cd" draw:textarea-horizontal-align="justify" draw:textarea-vertical-align="top" draw:auto-grow-height="false" fo:min-height="0.871cm" fo:min-width="2.773cm" fo:padding-top="0.165cm" fo:padding-bottom="0.165cm" fo:padding-left="0.29cm" fo:padding-right="0.29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top" draw:auto-grow-height="false" fo:min-height="0.817cm" fo:min-width="1.837cm" fo:padding-top="0.165cm" fo:padding-bottom="0.165cm" fo:padding-left="0.29cm" fo:padding-right="0.29cm" style:writing-mode="lr-tb" loext:decorative="false"/>
      <style:paragraph-properties style:writing-mode="lr-tb"/>
    </style:style>
    <style:style style:name="gr7" style:family="graphic" style:parent-style-name="objectwithoutfill">
      <style:graphic-properties svg:stroke-width="0.106cm" svg:stroke-color="#000000" draw:marker-start-width="0.359cm" draw:marker-end="Arrowheads_20_1" draw:marker-end-width="0.459cm" draw:fill="none" draw:textarea-vertical-align="middle" fo:padding-top="0.178cm" fo:padding-bottom="0.178cm" fo:padding-left="0.303cm" fo:padding-right="0.303cm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62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8cm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0.816cm" fo:min-width="1.518cm" fo:padding-top="0.165cm" fo:padding-bottom="0.165cm" fo:padding-left="0.29cm" fo:padding-right="0.29cm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0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8cm" loext:decorative="false"/>
      <style:paragraph-properties style:writing-mode="lr-tb"/>
    </style:style>
    <style:style style:name="gr15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89cm" fo:min-width="3.259cm" fo:padding-top="0.165cm" fo:padding-bottom="0.165cm" fo:padding-left="0.29cm" fo:padding-right="0.29cm" style:writing-mode="lr-tb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0.869cm" loext:decorative="false"/>
      <style:paragraph-properties style:writing-mode="lr-tb"/>
    </style:style>
    <style:style style:name="gr17" style:family="graphic" style:parent-style-name="standard">
      <style:graphic-properties svg:stroke-width="0.081cm" svg:stroke-color="#000000" draw:marker-start-width="0.321cm" draw:marker-end-width="0.321cm" draw:fill="solid" draw:fill-color="#ffde59" draw:textarea-horizontal-align="justify" draw:textarea-vertical-align="top" draw:auto-grow-height="false" fo:min-height="1.39cm" fo:min-width="3.679cm" fo:padding-top="0.165cm" fo:padding-bottom="0.165cm" fo:padding-left="0.29cm" fo:padding-right="0.29cm" style:writing-mode="lr-tb" loext:decorative="false"/>
      <style:paragraph-properties style:writing-mode="lr-tb"/>
    </style:style>
    <style:style style:name="gr18" style:family="graphic" style:parent-style-name="standard">
      <style:graphic-properties svg:stroke-width="0.081cm" svg:stroke-color="#000000" draw:marker-start-width="0.321cm" draw:marker-end-width="0.321cm" draw:fill-color="#dee6ef" draw:textarea-horizontal-align="left" draw:textarea-vertical-align="middle" draw:auto-grow-height="false" fo:min-height="1.39cm" fo:min-width="3.362cm" fo:padding-top="0.165cm" fo:padding-bottom="0.165cm" fo:padding-left="0.29cm" fo:padding-right="0.29cm" style:writing-mode="lr-tb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85cm" loext:decorative="false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-color="#dee6ef"/>
      <style:paragraph-properties fo:text-align="end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dee6ef"/>
      <style:paragraph-properties fo:text-align="center" style:writing-mode="lr-tb"/>
    </style:style>
    <style:style style:name="P5" style:family="paragraph">
      <loext:graphic-properties draw:fill-color="#a4e6cd"/>
      <style:paragraph-properties fo:text-align="center" style:writing-mode="lr-tb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top="0.42cm" fo:margin-bottom="0.35cm"/>
    </style:style>
    <style:style style:name="P11" style:family="paragraph">
      <loext:graphic-properties draw:fill="none"/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P12" style:family="paragraph">
      <loext:graphic-properties draw:fill="solid" draw:fill-color="#ffde59"/>
      <style:paragraph-properties fo:text-align="center" style:writing-mode="lr-tb"/>
    </style:style>
    <style:style style:name="T1" style:family="text">
      <style:text-properties style:text-position="super 58%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0.32cm" svg:height="8.255cm" svg:x="3.222cm" svg:y="7.667cm">
          <text:p text:style-name="P1">AW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" draw:id="id2" draw:layer="layout" svg:width="5.459cm" svg:height="3.493cm" svg:x="11.795cm" svg:y="8.324cm">
          <text:p text:style-name="P3">REST <text:s text:c="5"/>AP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3" draw:id="id3" draw:layer="layout" svg:width="4.189cm" svg:height="1.27cm" svg:x="12.43cm" svg:y="9.816cm">
          <text:p text:style-name="P3">API Cod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xml:id="id1" draw:id="id1" draw:layer="layout" svg:width="3.759cm" svg:height="1.906cm" svg:x="10.525cm" svg:y="3.54cm">
          <text:p text:style-name="P6">Dollar</text:p>
          <text:p text:style-name="P6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5" draw:id="id5" draw:layer="layout" svg:width="3.483cm" svg:height="1.331cm" svg:x="3.824cm" svg:y="4.231cm">
          <text:p text:style-name="P3">ChatGBT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4" draw:id="id4" draw:layer="layout" svg:width="2.539cm" svg:height="1.269cm" svg:x="20.367cm" svg:y="9.89cm">
          <text:p text:style-name="P3">SQ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8" draw:layer="layout" draw:type="curve" svg:x1="12.404cm" svg:y1="5.446cm" svg:x2="14.524cm" svg:y2="8.324cm" draw:start-shape="id1" draw:start-glue-point="2" draw:end-shape="id2" draw:end-glue-point="0" svg:d="M12404 5446c0 2158 2120 720 2120 2878" svg:viewBox="0 0 2121 2879">
          <text:p/>
        </draw:connector>
        <draw:frame draw:style-name="gr8" draw:text-style-name="P9" draw:layer="layout" svg:width="2.585cm" svg:height="0.962cm" svg:x="17.51cm" svg:y="9.563cm">
          <draw:text-box>
            <text:p>queues</text:p>
          </draw:text-box>
        </draw:frame>
        <draw:frame draw:style-name="gr9" draw:text-style-name="P9" draw:layer="layout" svg:width="2.762cm" svg:height="0.962cm" svg:x="14.715cm" svg:y="14.008cm">
          <draw:text-box>
            <text:p>updates</text:p>
          </draw:text-box>
        </draw:frame>
        <draw:connector draw:style-name="gr7" draw:text-style-name="P8" draw:layer="layout" draw:type="curve" svg:x1="16.619cm" svg:y1="10.451cm" svg:x2="20.367cm" svg:y2="10.524cm" draw:start-shape="id3" draw:start-glue-point="1" draw:end-shape="id4" draw:end-glue-point="3" svg:d="M16619 10451c2811 0 937 73 3748 73" svg:viewBox="0 0 3749 74">
          <text:p/>
        </draw:connector>
        <draw:connector draw:style-name="gr7" draw:text-style-name="P8" draw:layer="layout" draw:type="curve" svg:x1="7.307cm" svg:y1="4.896cm" svg:x2="12.43cm" svg:y2="10.451cm" draw:start-shape="id5" draw:start-glue-point="1" draw:end-shape="id3" draw:end-glue-point="3" svg:d="M7307 4896c3841 0 1280 5555 5123 5555" svg:viewBox="0 0 5124 5556">
          <text:p/>
        </draw:connector>
        <draw:frame draw:style-name="gr10" draw:text-style-name="P9" draw:layer="layout" svg:width="3.008cm" svg:height="0.962cm" svg:x="6.425cm" svg:y="5.779cm">
          <draw:text-box>
            <text:p>creates</text:p>
          </draw:text-box>
        </draw:frame>
        <draw:frame draw:style-name="gr11" draw:text-style-name="P8" draw:layer="layout" svg:width="1.348cm" svg:height="1.348cm" svg:x="12.747cm" svg:y="3.78cm">
          <draw:image xlink:href="Pictures/1000000100000033000000333A1C8B64.png" xlink:type="simple" xlink:show="embed" xlink:actuate="onLoad" draw:mime-type="image/png">
            <text:p/>
          </draw:image>
        </draw:frame>
        <draw:custom-shape draw:style-name="gr12" draw:text-style-name="P7" xml:id="id6" draw:id="id6" draw:layer="layout" svg:width="2.222cm" svg:height="1.27cm" svg:x="19.098cm" svg:y="3.857cm">
          <text:p text:style-name="P6">KY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xml:id="id7" draw:id="id7" draw:layer="layout" svg:width="2.222cm" svg:height="1.27cm" svg:x="21.955cm" svg:y="3.857cm">
          <text:p text:style-name="P6">AM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9" draw:layer="layout" svg:width="5.206cm" svg:height="0.962cm" svg:x="19.262cm" svg:y="2.78cm">
          <draw:text-box>
            <text:p>3<text:span text:style-name="T1">rd</text:span> party vendors</text:p>
          </draw:text-box>
        </draw:frame>
        <draw:frame draw:style-name="gr14" draw:text-style-name="P9" draw:layer="layout" svg:width="3.608cm" svg:height="0.962cm" svg:x="12.632cm" svg:y="5.753cm">
          <draw:text-box>
            <text:p>transaction</text:p>
          </draw:text-box>
        </draw:frame>
        <draw:connector draw:style-name="gr7" draw:text-style-name="P8" draw:layer="layout" draw:type="curve" svg:x1="14.524cm" svg:y1="9.816cm" svg:x2="20.209cm" svg:y2="5.127cm" draw:start-shape="id3" draw:start-glue-point="0" draw:end-shape="id6" draw:end-glue-point="2" svg:d="M14524 9816c0-3516 5685-1172 5685-4689" svg:viewBox="0 0 5686 4690">
          <text:p/>
        </draw:connector>
        <draw:connector draw:style-name="gr7" draw:text-style-name="P8" draw:layer="layout" draw:type="curve" svg:x1="14.595cm" svg:y1="9.939cm" svg:x2="23.066cm" svg:y2="5.127cm" draw:end-shape="id7" draw:end-glue-point="2" svg:d="M14595 9939c0-3202 8471-797 8471-4812" svg:viewBox="0 0 8472 4813">
          <text:p/>
        </draw:connector>
        <draw:custom-shape draw:style-name="gr15" draw:text-style-name="P7" xml:id="id9" draw:id="id9" draw:layer="layout" svg:width="4.025cm" svg:height="1.905cm" svg:x="7.985cm" svg:y="16.557cm">
          <text:p text:style-name="P6">Gold </text:p>
          <text:p text:style-name="P6">Deposito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xml:id="id8" draw:id="id8" draw:layer="layout" svg:width="2.222cm" svg:height="1.27cm" svg:x="24.812cm" svg:y="3.857cm">
          <text:p text:style-name="P6">AC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8" draw:layer="layout" draw:type="curve" svg:x1="14.664cm" svg:y1="9.966cm" svg:x2="25.923cm" svg:y2="5.127cm" draw:end-shape="id8" draw:end-glue-point="2" svg:d="M14664 9966c0-3222 11259-803 11259-4839" svg:viewBox="0 0 11260 4840">
          <text:p/>
        </draw:connector>
        <draw:connector draw:style-name="gr7" draw:text-style-name="P8" draw:layer="layout" draw:type="curve" svg:x1="14.524cm" svg:y1="11.086cm" svg:x2="9.997cm" svg:y2="16.557cm" draw:start-shape="id3" draw:start-glue-point="2" draw:end-shape="id9" draw:end-glue-point="0" svg:d="M14524 11086c0 4104-4527 1369-4527 5471" svg:viewBox="0 0 4528 5472">
          <text:p/>
        </draw:connector>
        <draw:connector draw:style-name="gr7" draw:text-style-name="P8" draw:layer="layout" draw:type="curve" svg:x1="14.524cm" svg:y1="11.086cm" svg:x2="14.623cm" svg:y2="16.557cm" draw:start-shape="id3" draw:start-glue-point="2" draw:end-shape="id10" draw:end-glue-point="0" svg:d="M14524 11086c0 4104 99 1369 99 5471" svg:viewBox="0 0 100 5472">
          <text:p/>
        </draw:connector>
        <draw:frame draw:style-name="gr16" draw:text-style-name="P11" draw:layer="layout" svg:width="11.877cm" svg:height="1.119cm" svg:x="8.808cm" svg:y="1.317cm">
          <draw:text-box>
            <text:p text:style-name="P10"><text:span text:style-name="T2">SDT Platform – API Overview</text:span></text:p>
          </draw:text-box>
        </draw:frame>
        <draw:connector draw:style-name="gr7" draw:text-style-name="P8" draw:layer="layout" draw:type="curve" svg:x1="14.603cm" svg:y1="11.06cm" svg:x2="19.307cm" svg:y2="16.557cm" draw:end-shape="id11" draw:end-glue-point="0" svg:d="M14603 11060c0 3717 4704 969 4704 5497" svg:viewBox="0 0 4705 5498">
          <text:p/>
        </draw:connector>
        <draw:custom-shape draw:style-name="gr4" draw:text-style-name="P7" xml:id="id12" draw:id="id12" draw:layer="layout" svg:width="3.759cm" svg:height="1.906cm" svg:x="14.843cm" svg:y="3.572cm">
          <text:p text:style-name="P6">Cash</text:p>
          <text:p text:style-name="P6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8" draw:layer="layout" svg:width="1.348cm" svg:height="1.348cm" svg:x="16.988cm" svg:y="3.89cm">
          <draw:image xlink:href="Pictures/1000000100000033000000333A1C8B64.png" xlink:type="simple" xlink:show="embed" xlink:actuate="onLoad" draw:mime-type="image/png">
            <text:p/>
          </draw:image>
        </draw:frame>
        <draw:connector draw:style-name="gr7" draw:text-style-name="P8" draw:layer="layout" draw:type="curve" svg:x1="16.722cm" svg:y1="5.478cm" svg:x2="14.587cm" svg:y2="8.298cm" draw:start-shape="id12" draw:start-glue-point="2" svg:d="M16722 5478c0 2521-2135 1112-2135 2820" svg:viewBox="0 0 2136 2821">
          <text:p/>
        </draw:connector>
        <draw:custom-shape draw:style-name="gr15" draw:text-style-name="P7" xml:id="id10" draw:id="id10" draw:layer="layout" svg:width="4.025cm" svg:height="1.905cm" svg:x="12.611cm" svg:y="16.557cm">
          <text:p text:style-name="P6">State</text:p>
          <text:p text:style-name="P6">Treasu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7" xml:id="id11" draw:id="id11" draw:layer="layout" svg:width="4.025cm" svg:height="1.905cm" svg:x="17.295cm" svg:y="16.557cm">
          <text:p text:style-name="P6">Other</text:p>
          <text:p text:style-name="P6">Deposito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xml:id="id15" draw:id="id15" draw:layer="layout" svg:width="4.445cm" svg:height="1.906cm" svg:x="3.857cm" svg:y="9.572cm">
          <text:p text:style-name="P3">BlockChain</text:p>
          <text:p text:style-name="P3">Modu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xml:id="id14" draw:id="id14" draw:layer="layout" svg:width="4.128cm" svg:height="1.906cm" svg:x="3.857cm" svg:y="12.429cm">
          <text:p text:style-name="P3">Secrets</text:p>
          <text:p text:style-name="P3">St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3" draw:id="id13" draw:layer="layout" svg:width="2.539cm" svg:height="1.269cm" svg:x="19.733cm" svg:y="12.748cm">
          <text:p text:style-name="P3">RD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8" draw:layer="layout" draw:type="curve" svg:x1="16.593cm" svg:y1="10.487cm" svg:x2="19.733cm" svg:y2="13.382cm" draw:end-shape="id13" draw:end-glue-point="3" svg:d="M16593 10487c1948 0 379 2895 3140 2895" svg:viewBox="0 0 3141 2896">
          <text:p/>
        </draw:connector>
        <draw:frame draw:style-name="gr8" draw:text-style-name="P9" draw:layer="layout" svg:width="2.585cm" svg:height="0.962cm" svg:x="18.145cm" svg:y="11.477cm">
          <draw:text-box>
            <text:p>reads</text:p>
          </draw:text-box>
        </draw:frame>
        <draw:connector draw:style-name="gr7" draw:text-style-name="P8" draw:layer="layout" draw:type="curve" svg:x1="12.43cm" svg:y1="10.451cm" svg:x2="7.985cm" svg:y2="13.382cm" draw:start-shape="id3" draw:start-glue-point="3" draw:end-shape="id14" draw:end-glue-point="1" svg:d="M12430 10451c-3333 0-1111 2931-4445 2931" svg:viewBox="0 0 4446 2932">
          <text:p/>
        </draw:connector>
        <draw:frame draw:style-name="gr8" draw:text-style-name="P9" draw:layer="layout" svg:width="2.585cm" svg:height="0.962cm" svg:x="8.193cm" svg:y="13.4cm">
          <draw:text-box>
            <text:p>reads</text:p>
          </draw:text-box>
        </draw:frame>
        <draw:frame draw:style-name="gr8" draw:text-style-name="P9" draw:layer="layout" svg:width="2.585cm" svg:height="0.962cm" svg:x="18.417cm" svg:y="7.985cm">
          <draw:text-box>
            <text:p>sends</text:p>
          </draw:text-box>
        </draw:frame>
        <draw:connector draw:style-name="gr7" draw:text-style-name="P8" draw:layer="layout" draw:type="curve" svg:x1="12.457cm" svg:y1="10.529cm" svg:x2="8.302cm" svg:y2="10.525cm" draw:end-shape="id15" draw:end-glue-point="1" svg:d="M12457 10529c-2710 0-633-4-4155-4" svg:viewBox="0 0 4156 5">
          <text:p/>
        </draw:connector>
        <draw:frame draw:style-name="gr19" draw:text-style-name="P9" draw:layer="layout" svg:width="3.185cm" svg:height="0.962cm" svg:x="4.8cm" svg:y="8.61cm">
          <draw:text-box>
            <text:p>validation</text:p>
          </draw:text-box>
        </draw:frame>
        <draw:frame draw:style-name="gr11" draw:text-style-name="P8" draw:layer="layout" svg:width="1.348cm" svg:height="1.348cm" svg:x="6.397cm" svg:y="12.747cm">
          <draw:image xlink:href="Pictures/1000000100000033000000333A1C8B64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7T12:15:39.188997627</meta:creation-date>
    <dc:date>2024-12-10T22:14:06.853067624</dc:date>
    <meta:editing-duration>PT2H46M7S</meta:editing-duration>
    <meta:editing-cycles>43</meta:editing-cycles>
    <meta:generator>LibreOffice/24.8.3.2$Linux_X86_64 LibreOffice_project/e14c9fdd1f585efcbb2c5363087a99d20928d522</meta:generator>
    <meta:document-statistic meta:object-count="42"/>
  </office:meta>
</office:document-meta>
</file>